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style:language-asian="zh" style:country-asian="TW"/>
    </style:style>
    <style:style style:name="T28" style:family="text">
      <style:text-properties style:font-name="MS PGothic" style:font-name-asian="MS PGothic1"/>
    </style:style>
    <style:style style:name="T29" style:family="text">
      <style:text-properties fo:font-weight="bold" style:language-asian="ja" style:country-asian="JP" style:font-weight-asian="bold" style:font-weight-complex="bold"/>
    </style:style>
    <style:style style:name="T30"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4</text:span><text:span text:style-name="T10">.tar.gz　</text:span><text:span text:style-name="Source_20_Text">zk-</text:span><text:span text:style-name="T10">bin-std-</text:span><text:span text:style-name="Source_20_Text">3.0.4</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4</text:span><text:span text:style-name="T10">.tar.gz　</text:span><text:span text:style-name="Source_20_Text">zk-</text:span><text:span text:style-name="T10">bin-prof-</text:span><text:span text:style-name="Source_20_Text">3.0.4</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4</text:span><text:span text:style-name="T10">.tar.gz<text:line-break/></text:span><text:span text:style-name="Source_20_Text">zk-bin-3.0.4</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4</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4.</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4.</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4.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4</text:span><text:span text:style-name="T10">.zip</text:span> <text:span text:style-name="T3">または</text:span><text:span text:style-name="Source_20_Text"> 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4</text:span><text:span text:style-name="T10">.zip</text:span><text:span text:style-name="T3"> か</text:span> <text:span text:style-name="Source_20_Text">zk-bin-3.0.4</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4</text:span><text:span text:style-name="T10">.zip </text:span><text:span text:style-name="T3">もしくは</text:span> <text:span text:style-name="Source_20_Text">zk-bin-3.0.4</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4</text:span><text:span text:style-name="T10">.zip</text:span><text:span text:style-name="T3"> もしくは</text:span> <text:span text:style-name="Source_20_Text">zk-bin-3.0.4</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4</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 poi: 3.0.1)</text:p>
            <text:p text:style-name="P49">補足：poi.jar は Apache POI からエクセルに変換する際に使います。また、jxl.jar は JExcelApi からエクセルに変換する際に必要になります。</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 </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51"><text:span text:style-name="T18">Python (</text:span><text:a xlink:type="simple" xlink:href="http://www.jython.org/"><text:span text:style-name="T27">Jython</text:span></text:a><text:span text:style-name="T18">) </text:span><text:span text:style-name="T11">でスクリプトを作成する場合に使う</text:span></text:p>
            <text:p text:style-name="P47"><text:span text:style-name="T9">Version: </text:span><text:a xlink:type="simple" xlink:href="http://www.jython.org/"><text:span text:style-name="T28">Jython</text:span></text:a><text:span text:style-name="T9">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4</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4<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9">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0">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14T10:41:33</dc:date>
    <dc:language>en-US</dc:language>
    <meta:editing-cycles>1124</meta:editing-cycles>
    <meta:editing-duration>P4DT3H53M31S</meta:editing-duration>
    <meta:user-defined meta:name="Info 1"/>
    <meta:user-defined meta:name="Info 2"/>
    <meta:user-defined meta:name="Info 3"/>
    <meta:user-defined meta:name="Info 4"/>
    <meta:document-statistic meta:table-count="5" meta:image-count="2" meta:object-count="0" meta:page-count="15" meta:paragraph-count="312" meta:word-count="2988" meta:character-count="11657"/>
  </office:meta>
</office:document-meta>
</file>